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.7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1.4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1.8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1.8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1.8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1.8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918cm" svg:height="2.918cm" svg:x="2.12cm" svg:y="9.982cm">
          <text:p/>
        </draw:circle>
        <draw:circle draw:style-name="gr1" draw:text-style-name="P1" draw:layer="layout" svg:width="2.918cm" svg:height="2.918cm" svg:x="2.12cm" svg:y="9.984cm">
          <text:p/>
        </draw:circle>
        <draw:circle draw:style-name="gr1" draw:text-style-name="P1" draw:layer="layout" svg:width="2.918cm" svg:height="2.918cm" svg:x="2.12cm" svg:y="20.582cm">
          <text:p/>
        </draw:circle>
        <draw:ellipse draw:style-name="gr1" draw:text-style-name="P1" draw:layer="layout" svg:width="2.918cm" svg:height="2.919cm" svg:x="2.12cm" svg:y="15.052cm">
          <text:p/>
        </draw:ellipse>
        <draw:frame draw:style-name="gr2" draw:layer="layout" svg:width="1.205cm" svg:height="0.963cm" svg:x="2.995cm" svg:y="11.02cm">
          <draw:text-box>
            <text:p>00</text:p>
          </draw:text-box>
        </draw:frame>
        <draw:circle draw:style-name="gr1" draw:text-style-name="P1" draw:layer="layout" svg:width="2.918cm" svg:height="2.918cm" svg:x="2.12cm" svg:y="9.982cm">
          <text:p/>
        </draw:circle>
        <draw:frame draw:style-name="gr2" draw:layer="layout" svg:width="1.205cm" svg:height="0.963cm" svg:x="2.995cm" svg:y="11.02cm">
          <draw:text-box>
            <text:p>01</text:p>
          </draw:text-box>
        </draw:frame>
        <draw:circle draw:style-name="gr1" draw:text-style-name="P1" draw:layer="layout" svg:width="2.918cm" svg:height="2.918cm" svg:x="2.12cm" svg:y="4.762cm">
          <text:p/>
        </draw:circle>
        <draw:frame draw:style-name="gr2" draw:layer="layout" svg:width="1.205cm" svg:height="0.963cm" svg:x="2.995cm" svg:y="5.8cm">
          <draw:text-box>
            <text:p>00</text:p>
          </draw:text-box>
        </draw:frame>
        <draw:circle draw:style-name="gr1" draw:text-style-name="P1" draw:layer="layout" svg:width="2.918cm" svg:height="2.918cm" svg:x="2.12cm" svg:y="4.762cm">
          <text:p/>
        </draw:circle>
        <draw:frame draw:style-name="gr2" draw:layer="layout" svg:width="1.205cm" svg:height="0.963cm" svg:x="2.995cm" svg:y="5.8cm">
          <draw:text-box>
            <text:p>00</text:p>
          </draw:text-box>
        </draw:frame>
        <draw:circle draw:style-name="gr1" draw:text-style-name="P1" draw:layer="layout" svg:width="2.918cm" svg:height="2.918cm" svg:x="2.12cm" svg:y="15.082cm">
          <text:p/>
        </draw:circle>
        <draw:frame draw:style-name="gr2" draw:layer="layout" svg:width="1.205cm" svg:height="0.963cm" svg:x="2.995cm" svg:y="16.12cm">
          <draw:text-box>
            <text:p>10</text:p>
          </draw:text-box>
        </draw:frame>
        <draw:circle draw:style-name="gr1" draw:text-style-name="P1" draw:layer="layout" svg:width="2.918cm" svg:height="2.918cm" svg:x="2.12cm" svg:y="20.582cm">
          <text:p/>
        </draw:circle>
        <draw:frame draw:style-name="gr2" draw:layer="layout" svg:width="1.158cm" svg:height="0.963cm" svg:x="2.995cm" svg:y="21.62cm">
          <draw:text-box>
            <text:p>11</text:p>
          </draw:text-box>
        </draw:frame>
        <draw:circle draw:style-name="gr1" draw:text-style-name="P1" draw:layer="layout" svg:width="2.918cm" svg:height="2.918cm" svg:x="2.12cm" svg:y="9.982cm">
          <text:p/>
        </draw:circle>
        <draw:circle draw:style-name="gr1" draw:text-style-name="P1" draw:layer="layout" svg:width="2.918cm" svg:height="2.918cm" svg:x="2.12cm" svg:y="9.984cm">
          <text:p/>
        </draw:circle>
        <draw:circle draw:style-name="gr1" draw:text-style-name="P1" draw:layer="layout" svg:width="2.918cm" svg:height="2.918cm" svg:x="2.12cm" svg:y="20.582cm">
          <text:p/>
        </draw:circle>
        <draw:ellipse draw:style-name="gr1" draw:text-style-name="P1" draw:layer="layout" svg:width="2.918cm" svg:height="2.919cm" svg:x="2.12cm" svg:y="15.052cm">
          <text:p/>
        </draw:ellipse>
        <draw:frame draw:style-name="gr2" draw:layer="layout" svg:width="1.205cm" svg:height="0.963cm" svg:x="2.995cm" svg:y="11.02cm">
          <draw:text-box>
            <text:p>00</text:p>
          </draw:text-box>
        </draw:frame>
        <draw:circle draw:style-name="gr1" draw:text-style-name="P1" draw:layer="layout" svg:width="2.918cm" svg:height="2.918cm" svg:x="2.12cm" svg:y="9.982cm">
          <text:p/>
        </draw:circle>
        <draw:frame draw:style-name="gr2" draw:layer="layout" svg:width="1.205cm" svg:height="0.963cm" svg:x="2.995cm" svg:y="11.02cm">
          <draw:text-box>
            <text:p>01</text:p>
          </draw:text-box>
        </draw:frame>
        <draw:circle draw:style-name="gr1" draw:text-style-name="P1" draw:layer="layout" svg:width="2.918cm" svg:height="2.918cm" svg:x="2.12cm" svg:y="4.762cm">
          <text:p/>
        </draw:circle>
        <draw:frame draw:style-name="gr2" draw:layer="layout" svg:width="1.205cm" svg:height="0.963cm" svg:x="2.995cm" svg:y="5.8cm">
          <draw:text-box>
            <text:p>00</text:p>
          </draw:text-box>
        </draw:frame>
        <draw:circle draw:style-name="gr1" draw:text-style-name="P1" draw:layer="layout" svg:width="2.918cm" svg:height="2.918cm" svg:x="2.12cm" svg:y="4.762cm">
          <text:p/>
        </draw:circle>
        <draw:frame draw:style-name="gr2" draw:layer="layout" svg:width="1.205cm" svg:height="0.963cm" svg:x="2.995cm" svg:y="5.8cm">
          <draw:text-box>
            <text:p>00</text:p>
          </draw:text-box>
        </draw:frame>
        <draw:circle draw:style-name="gr1" draw:text-style-name="P1" draw:layer="layout" svg:width="2.918cm" svg:height="2.918cm" svg:x="2.12cm" svg:y="15.082cm">
          <text:p/>
        </draw:circle>
        <draw:frame draw:style-name="gr2" draw:layer="layout" svg:width="1.205cm" svg:height="0.963cm" svg:x="2.995cm" svg:y="16.12cm">
          <draw:text-box>
            <text:p>10</text:p>
          </draw:text-box>
        </draw:frame>
        <draw:circle draw:style-name="gr1" draw:text-style-name="P1" draw:layer="layout" svg:width="2.918cm" svg:height="2.918cm" svg:x="2.12cm" svg:y="20.582cm">
          <text:p/>
        </draw:circle>
        <draw:frame draw:style-name="gr2" draw:layer="layout" svg:width="1.158cm" svg:height="0.963cm" svg:x="2.995cm" svg:y="21.62cm">
          <draw:text-box>
            <text:p>11</text:p>
          </draw:text-box>
        </draw:frame>
        <draw:circle draw:style-name="gr1" draw:text-style-name="P1" draw:layer="layout" svg:width="2.918cm" svg:height="2.918cm" svg:x="15.2cm" svg:y="9.982cm">
          <text:p/>
        </draw:circle>
        <draw:circle draw:style-name="gr1" draw:text-style-name="P1" draw:layer="layout" svg:width="2.918cm" svg:height="2.918cm" svg:x="15.2cm" svg:y="9.984cm">
          <text:p/>
        </draw:circle>
        <draw:circle draw:style-name="gr1" draw:text-style-name="P1" draw:layer="layout" svg:width="2.918cm" svg:height="2.918cm" svg:x="15.2cm" svg:y="20.582cm">
          <text:p/>
        </draw:circle>
        <draw:ellipse draw:style-name="gr1" draw:text-style-name="P1" draw:layer="layout" svg:width="2.918cm" svg:height="2.919cm" svg:x="15.2cm" svg:y="15.052cm">
          <text:p/>
        </draw:ellipse>
        <draw:frame draw:style-name="gr2" draw:layer="layout" svg:width="1.205cm" svg:height="0.963cm" svg:x="16.075cm" svg:y="11.02cm">
          <draw:text-box>
            <text:p>00</text:p>
          </draw:text-box>
        </draw:frame>
        <draw:circle draw:style-name="gr1" draw:text-style-name="P1" draw:layer="layout" svg:width="2.918cm" svg:height="2.918cm" svg:x="15.2cm" svg:y="9.982cm">
          <text:p/>
        </draw:circle>
        <draw:frame draw:style-name="gr2" draw:layer="layout" svg:width="1.205cm" svg:height="0.963cm" svg:x="16.075cm" svg:y="11.02cm">
          <draw:text-box>
            <text:p>01</text:p>
          </draw:text-box>
        </draw:frame>
        <draw:circle draw:style-name="gr1" draw:text-style-name="P1" draw:layer="layout" svg:width="2.918cm" svg:height="2.918cm" svg:x="15.2cm" svg:y="4.762cm">
          <text:p/>
        </draw:circle>
        <draw:frame draw:style-name="gr2" draw:layer="layout" svg:width="1.205cm" svg:height="0.963cm" svg:x="16.075cm" svg:y="5.8cm">
          <draw:text-box>
            <text:p>00</text:p>
          </draw:text-box>
        </draw:frame>
        <draw:circle draw:style-name="gr1" draw:text-style-name="P1" draw:layer="layout" svg:width="2.918cm" svg:height="2.918cm" svg:x="15.2cm" svg:y="4.762cm">
          <text:p/>
        </draw:circle>
        <draw:frame draw:style-name="gr2" draw:layer="layout" svg:width="1.205cm" svg:height="0.963cm" svg:x="16.075cm" svg:y="5.8cm">
          <draw:text-box>
            <text:p>00</text:p>
          </draw:text-box>
        </draw:frame>
        <draw:circle draw:style-name="gr1" draw:text-style-name="P1" draw:layer="layout" svg:width="2.918cm" svg:height="2.918cm" svg:x="15.2cm" svg:y="15.082cm">
          <text:p/>
        </draw:circle>
        <draw:frame draw:style-name="gr2" draw:layer="layout" svg:width="1.205cm" svg:height="0.963cm" svg:x="16.075cm" svg:y="16.12cm">
          <draw:text-box>
            <text:p>10</text:p>
          </draw:text-box>
        </draw:frame>
        <draw:circle draw:style-name="gr1" draw:text-style-name="P1" draw:layer="layout" svg:width="2.918cm" svg:height="2.918cm" svg:x="15.2cm" svg:y="20.582cm">
          <text:p/>
        </draw:circle>
        <draw:frame draw:style-name="gr2" draw:layer="layout" svg:width="1.158cm" svg:height="0.963cm" svg:x="16.075cm" svg:y="21.62cm">
          <draw:text-box>
            <text:p>11</text:p>
          </draw:text-box>
        </draw:frame>
        <draw:circle draw:style-name="gr1" draw:text-style-name="P1" draw:layer="layout" svg:width="2.918cm" svg:height="2.918cm" svg:x="15.2cm" svg:y="9.982cm">
          <text:p/>
        </draw:circle>
        <draw:circle draw:style-name="gr1" draw:text-style-name="P1" draw:layer="layout" svg:width="2.918cm" svg:height="2.918cm" svg:x="15.2cm" svg:y="9.984cm">
          <text:p/>
        </draw:circle>
        <draw:circle draw:style-name="gr1" draw:text-style-name="P1" draw:layer="layout" svg:width="2.918cm" svg:height="2.918cm" svg:x="15.2cm" svg:y="20.582cm">
          <text:p/>
        </draw:circle>
        <draw:ellipse draw:style-name="gr1" draw:text-style-name="P1" draw:layer="layout" svg:width="2.918cm" svg:height="2.919cm" svg:x="15.2cm" svg:y="15.052cm">
          <text:p/>
        </draw:ellipse>
        <draw:frame draw:style-name="gr2" draw:layer="layout" svg:width="1.205cm" svg:height="0.963cm" svg:x="16.075cm" svg:y="11.02cm">
          <draw:text-box>
            <text:p>00</text:p>
          </draw:text-box>
        </draw:frame>
        <draw:circle draw:style-name="gr1" draw:text-style-name="P1" draw:layer="layout" svg:width="2.918cm" svg:height="2.918cm" svg:x="15.2cm" svg:y="9.982cm">
          <text:p/>
        </draw:circle>
        <draw:frame draw:style-name="gr2" draw:layer="layout" svg:width="1.205cm" svg:height="0.963cm" svg:x="16.075cm" svg:y="11.02cm">
          <draw:text-box>
            <text:p>01</text:p>
          </draw:text-box>
        </draw:frame>
        <draw:circle draw:style-name="gr1" draw:text-style-name="P1" draw:layer="layout" svg:width="2.918cm" svg:height="2.918cm" svg:x="15.2cm" svg:y="4.762cm">
          <text:p/>
        </draw:circle>
        <draw:frame draw:style-name="gr2" draw:layer="layout" svg:width="1.205cm" svg:height="0.963cm" svg:x="16.075cm" svg:y="5.8cm">
          <draw:text-box>
            <text:p>00</text:p>
          </draw:text-box>
        </draw:frame>
        <draw:circle draw:style-name="gr1" draw:text-style-name="P1" draw:layer="layout" svg:width="2.918cm" svg:height="2.918cm" svg:x="15.2cm" svg:y="4.762cm">
          <text:p/>
        </draw:circle>
        <draw:frame draw:style-name="gr2" draw:layer="layout" svg:width="1.205cm" svg:height="0.963cm" svg:x="16.075cm" svg:y="5.8cm">
          <draw:text-box>
            <text:p>00</text:p>
          </draw:text-box>
        </draw:frame>
        <draw:circle draw:style-name="gr1" draw:text-style-name="P1" draw:layer="layout" svg:width="2.918cm" svg:height="2.918cm" svg:x="15.2cm" svg:y="15.082cm">
          <text:p/>
        </draw:circle>
        <draw:frame draw:style-name="gr2" draw:layer="layout" svg:width="1.205cm" svg:height="0.963cm" svg:x="16.075cm" svg:y="16.12cm">
          <draw:text-box>
            <text:p>10</text:p>
          </draw:text-box>
        </draw:frame>
        <draw:circle draw:style-name="gr1" draw:text-style-name="P1" draw:layer="layout" svg:width="2.918cm" svg:height="2.918cm" svg:x="15.2cm" svg:y="20.582cm">
          <text:p/>
        </draw:circle>
        <draw:frame draw:style-name="gr2" draw:layer="layout" svg:width="1.158cm" svg:height="0.963cm" svg:x="16.075cm" svg:y="21.62cm">
          <draw:text-box>
            <text:p>11</text:p>
          </draw:text-box>
        </draw:frame>
        <draw:line draw:style-name="gr3" draw:text-style-name="P1" draw:layer="layout" svg:x1="5cm" svg:y1="6cm" svg:x2="15.2cm" svg:y2="6cm">
          <text:p/>
        </draw:line>
        <draw:frame draw:style-name="gr2" draw:layer="layout" svg:width="2.09cm" svg:height="0.963cm" svg:x="9.7cm" svg:y="5.1cm">
          <draw:text-box>
            <text:p>0 / 00</text:p>
          </draw:text-box>
        </draw:frame>
        <draw:line draw:style-name="gr3" draw:text-style-name="P1" draw:layer="layout" svg:x1="4.9cm" svg:y1="6.671cm" svg:x2="15.5cm" svg:y2="10.5cm">
          <text:p/>
        </draw:line>
        <draw:frame draw:style-name="gr4" draw:layer="layout" svg:width="2.78cm" svg:height="1.064cm" draw:transform="rotate (-0.346622389447196) translate (9.761cm 7.3cm)">
          <draw:text-box>
            <text:p>1 / 01</text:p>
          </draw:text-box>
        </draw:frame>
        <draw:line draw:style-name="gr3" draw:text-style-name="P1" draw:layer="layout" svg:x1="5.1cm" svg:y1="11.123cm" svg:x2="15.305cm" svg:y2="15.995cm">
          <text:p/>
        </draw:line>
        <draw:frame draw:style-name="gr5" draw:layer="layout" svg:width="2.996cm" svg:height="1.068cm" draw:transform="rotate (-0.445233492184856) translate (9.496cm 12cm)">
          <draw:text-box>
            <text:p>0 / 11</text:p>
          </draw:text-box>
        </draw:frame>
        <draw:line draw:style-name="gr3" draw:text-style-name="P1" draw:layer="layout" svg:x1="4.7cm" svg:y1="12.4cm" svg:x2="15.6cm" svg:y2="21.018cm">
          <text:p/>
        </draw:line>
        <draw:frame draw:style-name="gr6" draw:layer="layout" svg:width="2.382cm" svg:height="1.322cm" draw:transform="rotate (-0.66793750473929) translate (10.23cm 15.5cm)">
          <draw:text-box>
            <text:p>1 / 10</text:p>
          </draw:text-box>
        </draw:frame>
        <draw:line draw:style-name="gr3" draw:text-style-name="P1" draw:layer="layout" svg:x1="4.649cm" svg:y1="15.4cm" svg:x2="15.2cm" svg:y2="6.6cm">
          <text:p/>
        </draw:line>
        <draw:frame draw:style-name="gr7" draw:layer="layout" svg:width="2.337cm" svg:height="1.298cm" draw:transform="rotate (0.69516464106921) translate (8.674cm 10.697cm)">
          <draw:text-box>
            <text:p>0 / 01</text:p>
          </draw:text-box>
        </draw:frame>
        <draw:line draw:style-name="gr3" draw:text-style-name="P1" draw:layer="layout" svg:x1="4.8cm" svg:y1="17.2cm" svg:x2="15.8cm" svg:y2="12.7cm">
          <text:p/>
        </draw:line>
        <draw:frame draw:style-name="gr8" draw:layer="layout" svg:width="2.441cm" svg:height="1.125cm" draw:transform="rotate (0.371929663599921) translate (8.717cm 14.587cm)">
          <draw:text-box>
            <text:p>1 / 00</text:p>
          </draw:text-box>
        </draw:frame>
        <draw:line draw:style-name="gr3" draw:text-style-name="P1" draw:layer="layout" svg:x1="4.9cm" svg:y1="22.7cm" svg:x2="15.4cm" svg:y2="22.7cm">
          <text:p/>
        </draw:line>
        <draw:frame draw:style-name="gr9" draw:layer="layout" svg:width="2.152cm" svg:height="0.963cm" svg:x="9.738cm" svg:y="21.8cm">
          <draw:text-box>
            <text:p>1 / 11</text:p>
          </draw:text-box>
        </draw:frame>
        <draw:line draw:style-name="gr3" draw:text-style-name="P1" draw:layer="layout" svg:x1="4.963cm" svg:y1="21.6cm" svg:x2="15.203cm" svg:y2="16.853cm">
          <text:p/>
        </draw:line>
        <draw:frame draw:style-name="gr10" draw:layer="layout" svg:width="2.312cm" svg:height="1.067cm" draw:transform="rotate (0.433888852045708) translate (9.263cm 18.509cm)">
          <draw:text-box>
            <text:p>0 /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rajkumar </meta:initial-creator>
    <meta:creation-date>2014-11-13T13:35:21.72</meta:creation-date>
    <dc:date>2014-11-13T13:53:02.81</dc:date>
    <dc:creator>Surajkumar </dc:creator>
    <meta:editing-duration>PT17M39S</meta:editing-duration>
    <meta:editing-cycles>4</meta:editing-cycles>
    <meta:generator>OpenOffice/4.0.1$Win32 OpenOffice.org_project/401m5$Build-9714</meta:generator>
    <meta:document-statistic meta:object-count="76"/>
  </office:meta>
</office:document-meta>
</file>